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style:use-window-font-color="tru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font-name="Liberation Sans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1"/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8.579cm" svg:y1="1.992cm" svg:x2="28.579cm" svg:y2="35.989cm">
            <text:p/>
          </draw:line>
          <draw:frame draw:z-index="1" draw:style-name="gr2" svg:width="15.999cm" svg:height="8.507cm" svg:x="12.851cm" svg:y="44.665cm">
            <draw:object draw:notify-on-update-of-ranges="Sheet1.A150:Sheet1.A160 Sheet1.B148:Sheet1.B148 Sheet1.B149:Sheet1.B159 Sheet1.C148:Sheet1.C148 Sheet1.C149:Sheet1.C159 Sheet1.D148:Sheet1.D148 Sheet1.D149:Sheet1.D15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svg:width="16.02cm" svg:height="8.531cm" svg:x="12.496cm" svg:y="49.461cm">
            <draw:object draw:notify-on-update-of-ranges="Sheet1.A133:Sheet1.A143 Sheet1.B131:Sheet1.B131 Sheet1.B132:Sheet1.B142 Sheet1.C131:Sheet1.C131 Sheet1.C132:Sheet1.C142 Sheet1.D131:Sheet1.D131 Sheet1.D132:Sheet1.D1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>
            <text:p>Multi-Task-Random-Results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1" office:value-type="string">
            <text:p>1 epochs</text:p>
          </table:table-cell>
          <table:table-cell table:number-columns-repeated="12"/>
        </table:table-row>
        <table:table-row table:style-name="ro2">
          <table:table-cell table:style-name="ce2" office:value-type="string">
            <text:p>top k: 10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verage</text:p>
          </table:table-cell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small on books:</text:p>
          </table:table-cell>
          <table:table-cell table:number-columns-repeated="2"/>
          <table:table-cell table:style-name="ce6"/>
          <table:table-cell table:number-columns-repeated="8"/>
          <table:table-cell table:style-name="ce14"/>
        </table:table-row>
        <table:table-row table:style-name="ro3">
          <table:table-cell table:style-name="ce2" office:value-type="string">
            <text:p>small on dvd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electronics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kitchen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cat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top k: 100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small on books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3">
          <table:table-cell table:style-name="ce2" office:value-type="string">
            <text:p>small on dvd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electronics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kitchen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cat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top k: 1000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small on books: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small on dvd:</text:p>
          </table:table-cell>
          <table:table-cell table:number-columns-repeated="12"/>
        </table:table-row>
        <table:table-row table:style-name="ro2">
          <table:table-cell table:style-name="ce2" office:value-type="string">
            <text:p>small on electronics:</text:p>
          </table:table-cell>
          <table:table-cell table:number-columns-repeated="12"/>
        </table:table-row>
        <table:table-row table:style-name="ro2">
          <table:table-cell table:style-name="ce2" office:value-type="string">
            <text:p>small on kitchen:</text:p>
          </table:table-cell>
          <table:table-cell table:number-columns-repeated="12"/>
        </table:table-row>
        <table:table-row table:style-name="ro2">
          <table:table-cell table:style-name="ce2" office:value-type="string">
            <text:p>small on cat:</text:p>
          </table:table-cell>
          <table:table-cell table:number-columns-repeated="12"/>
        </table:table-row>
        <table:table-row table:style-name="ro2">
          <table:table-cell table:style-name="ce2"/>
          <table:table-cell table:number-columns-repeated="2"/>
          <table:table-cell table:style-name="ce7"/>
          <table:table-cell table:number-columns-repeated="9"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1" office:value-type="string">
            <text:p>10 epochs</text:p>
          </table:table-cell>
          <table:table-cell table:number-columns-repeated="12"/>
        </table:table-row>
        <table:table-row table:style-name="ro2">
          <table:table-cell table:style-name="ce2" office:value-type="string">
            <text:p>top k: 10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table:style-name="ce8"/>
          <table:table-cell table:number-columns-repeated="9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7725">
            <text:p>0.7725</text:p>
          </table:table-cell>
          <table:table-cell table:style-name="ce5" office:value-type="float" office:value="0.6">
            <text:p>0.6</text:p>
          </table:table-cell>
          <table:table-cell table:style-name="ce9" office:value-type="float" office:value="0.625">
            <text:p>0.625</text:p>
          </table:table-cell>
          <table:table-cell table:style-name="ce12" table:number-columns-repeated="2"/>
          <table:table-cell/>
          <table:table-cell office:value-type="float" office:value="0.76">
            <text:p>0.76</text:p>
          </table:table-cell>
          <table:table-cell office:value-type="float" office:value="0.6925">
            <text:p>0.69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695">
            <text:p>0.695</text:p>
          </table:table-cell>
          <table:table-cell/>
        </table:table-row>
        <table:table-row table:style-name="ro3">
          <table:table-cell table:style-name="ce2" office:value-type="string">
            <text:p>small on dvd:</text:p>
          </table:table-cell>
          <table:table-cell table:style-name="ce5" office:value-type="float" office:value="0.595">
            <text:p>0.595</text:p>
          </table:table-cell>
          <table:table-cell office:value-type="float" office:value="0.63">
            <text:p>0.63</text:p>
          </table:table-cell>
          <table:table-cell table:style-name="ce10" office:value-type="float" office:value="0.635">
            <text:p>0.635</text:p>
          </table:table-cell>
          <table:table-cell table:style-name="ce13" table:number-columns-repeated="2"/>
          <table:table-cell/>
          <table:table-cell office:value-type="float" office:value="0.79">
            <text:p>0.79</text:p>
          </table:table-cell>
          <table:table-cell office:value-type="float" office:value="0.71">
            <text:p>0.71</text:p>
          </table:table-cell>
          <table:table-cell office:value-type="float" office:value="0.7175">
            <text:p>0.7175</text:p>
          </table:table-cell>
          <table:table-cell table:number-columns-repeated="2" office:value-type="float" office:value="0.725">
            <text:p>0.725</text:p>
          </table:table-cell>
          <table:table-cell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8">
            <text:p>0.8</text:p>
          </table:table-cell>
          <table:table-cell table:style-name="ce5" office:value-type="float" office:value="0.595">
            <text:p>0.595</text:p>
          </table:table-cell>
          <table:table-cell table:style-name="ce9" office:value-type="float" office:value="0.64">
            <text:p>0.64</text:p>
          </table:table-cell>
          <table:table-cell table:style-name="ce12" table:number-columns-repeated="2"/>
          <table:table-cell/>
          <table:table-cell office:value-type="float" office:value="0.7925">
            <text:p>0.7925</text:p>
          </table:table-cell>
          <table:table-cell office:value-type="float" office:value="0.67">
            <text:p>0.67</text:p>
          </table:table-cell>
          <table:table-cell office:value-type="float" office:value="0.655">
            <text:p>0.655</text:p>
          </table:table-cell>
          <table:table-cell table:number-columns-repeated="2" office:value-type="float" office:value="0.6625">
            <text:p>0.6625</text:p>
          </table:table-cell>
          <table:table-cell/>
        </table:table-row>
        <table:table-row table:style-name="ro2">
          <table:table-cell table:style-name="ce2" office:value-type="string">
            <text:p>small on kitchen:</text:p>
          </table:table-cell>
          <table:table-cell office:value-type="float" office:value="0.7575">
            <text:p>0.7575</text:p>
          </table:table-cell>
          <table:table-cell table:style-name="ce5" office:value-type="float" office:value="0.595">
            <text:p>0.595</text:p>
          </table:table-cell>
          <table:table-cell table:style-name="ce11" office:value-type="float" office:value="0.595">
            <text:p>0.595</text:p>
          </table:table-cell>
          <table:table-cell table:style-name="ce12" table:number-columns-repeated="2"/>
          <table:table-cell/>
          <table:table-cell office:value-type="float" office:value="0.7175">
            <text:p>0.7175</text:p>
          </table:table-cell>
          <table:table-cell office:value-type="float" office:value="0.6775">
            <text:p>0.6775</text:p>
          </table:table-cell>
          <table:table-cell office:value-type="float" office:value="0.6225">
            <text:p>0.6225</text:p>
          </table:table-cell>
          <table:table-cell table:number-columns-repeated="2" office:value-type="float" office:value="0.63">
            <text:p>0.63</text:p>
          </table:table-cell>
          <table:table-cell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73125">
            <text:p>0.73125</text:p>
          </table:table-cell>
          <table:table-cell table:style-name="ce5" office:value-type="float" office:value="0.605">
            <text:p>0.605</text:p>
          </table:table-cell>
          <table:table-cell table:style-name="ce9" office:value-type="float" office:value="0.62375">
            <text:p>0.62375</text:p>
          </table:table-cell>
          <table:table-cell table:style-name="ce12" table:number-columns-repeated="2"/>
          <table:table-cell/>
          <table:table-cell office:value-type="float" office:value="0.765">
            <text:p>0.765</text:p>
          </table:table-cell>
          <table:table-cell office:value-type="float" office:value="0.6875">
            <text:p>0.6875</text:p>
          </table:table-cell>
          <table:table-cell office:value-type="float" office:value="0.670625">
            <text:p>0.670625</text:p>
          </table:table-cell>
          <table:table-cell table:number-columns-repeated="2" office:value-type="float" office:value="0.678125">
            <text:p>0.678125</text:p>
          </table:table-cell>
          <table:table-cell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top k: 100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small on books:</text:p>
          </table:table-cell>
          <table:table-cell table:style-name="ce6" office:value-type="float" office:value="0.3375">
            <text:p>0.3375</text:p>
          </table:table-cell>
          <table:table-cell office:value-type="float" office:value="0.35">
            <text:p>0.35</text:p>
          </table:table-cell>
          <table:table-cell table:style-name="ce6" office:value-type="float" office:value="0.3375">
            <text:p>0.3375</text:p>
          </table:table-cell>
          <table:table-cell table:number-columns-repeated="3"/>
          <table:table-cell office:value-type="float" office:value="0.3825">
            <text:p>0.3825</text:p>
          </table:table-cell>
          <table:table-cell office:value-type="float" office:value="0.325">
            <text:p>0.325</text:p>
          </table:table-cell>
          <table:table-cell office:value-type="float" office:value="0.3675">
            <text:p>0.3675</text:p>
          </table:table-cell>
          <table:table-cell table:number-columns-repeated="2" office:value-type="float" office:value="0.4025">
            <text:p>0.4025</text:p>
          </table:table-cell>
          <table:table-cell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3575">
            <text:p>0.3575</text:p>
          </table:table-cell>
          <table:table-cell office:value-type="float" office:value="0.32">
            <text:p>0.32</text:p>
          </table:table-cell>
          <table:table-cell office:value-type="float" office:value="0.3225">
            <text:p>0.3225</text:p>
          </table:table-cell>
          <table:table-cell table:number-columns-repeated="3"/>
          <table:table-cell office:value-type="float" office:value="0.325">
            <text:p>0.325</text:p>
          </table:table-cell>
          <table:table-cell office:value-type="float" office:value="0.3">
            <text:p>0.3</text:p>
          </table:table-cell>
          <table:table-cell table:style-name="ce6" office:value-type="float" office:value="0.305">
            <text:p>0.305</text:p>
          </table:table-cell>
          <table:table-cell table:number-columns-repeated="2" office:value-type="float" office:value="0.3675">
            <text:p>0.3675</text:p>
          </table:table-cell>
          <table:table-cell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3425">
            <text:p>0.3425</text:p>
          </table:table-cell>
          <table:table-cell office:value-type="float" office:value="0.2825">
            <text:p>0.2825</text:p>
          </table:table-cell>
          <table:table-cell office:value-type="float" office:value="0.2725">
            <text:p>0.2725</text:p>
          </table:table-cell>
          <table:table-cell table:number-columns-repeated="3"/>
          <table:table-cell table:number-columns-repeated="2" table:style-name="ce6" office:value-type="float" office:value="0.27">
            <text:p>0.27</text:p>
          </table:table-cell>
          <table:table-cell office:value-type="float" office:value="0.2975">
            <text:p>0.2975</text:p>
          </table:table-cell>
          <table:table-cell table:number-columns-repeated="2" office:value-type="float" office:value="0.3125">
            <text:p>0.3125</text:p>
          </table:table-cell>
          <table:table-cell/>
        </table:table-row>
        <table:table-row table:style-name="ro2">
          <table:table-cell table:style-name="ce2" office:value-type="string">
            <text:p>small on kitchen:</text:p>
          </table:table-cell>
          <table:table-cell office:value-type="float" office:value="0.31">
            <text:p>0.31</text:p>
          </table:table-cell>
          <table:table-cell office:value-type="float" office:value="0.2575">
            <text:p>0.2575</text:p>
          </table:table-cell>
          <table:table-cell table:style-name="ce6" office:value-type="float" office:value="0.2425">
            <text:p>0.2425</text:p>
          </table:table-cell>
          <table:table-cell table:number-columns-repeated="3"/>
          <table:table-cell office:value-type="float" office:value="0.2775">
            <text:p>0.2775</text:p>
          </table:table-cell>
          <table:table-cell table:style-name="ce6" office:value-type="float" office:value="0.2425">
            <text:p>0.2425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3425">
            <text:p>0.3425</text:p>
          </table:table-cell>
          <table:table-cell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336875">
            <text:p>0.336875</text:p>
          </table:table-cell>
          <table:table-cell office:value-type="float" office:value="0.3025">
            <text:p>0.3025</text:p>
          </table:table-cell>
          <table:table-cell office:value-type="float" office:value="0.29375">
            <text:p>0.29375</text:p>
          </table:table-cell>
          <table:table-cell table:number-columns-repeated="3"/>
          <table:table-cell office:value-type="float" office:value="0.31375">
            <text:p>0.31375</text:p>
          </table:table-cell>
          <table:table-cell table:style-name="ce6" office:value-type="float" office:value="0.284375">
            <text:p>0.28437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5625">
            <text:p>0.35625</text:p>
          </table:table-cell>
          <table:table-cell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top k: 1000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small on books:</text:p>
          </table:table-cell>
          <table:table-cell table:style-name="ce6" office:value-type="float" office:value="0.26">
            <text:p>0.26</text:p>
          </table:table-cell>
          <table:table-cell office:value-type="float" office:value="0.285">
            <text:p>0.285</text:p>
          </table:table-cell>
          <table:table-cell office:value-type="float" office:value="0.3">
            <text:p>0.3</text:p>
          </table:table-cell>
          <table:table-cell table:number-columns-repeated="3"/>
          <table:table-cell office:value-type="float" office:value="0.33">
            <text:p>0.33</text:p>
          </table:table-cell>
          <table:table-cell office:value-type="float" office:value="0.2725">
            <text:p>0.2725</text:p>
          </table:table-cell>
          <table:table-cell office:value-type="float" office:value="0.265">
            <text:p>0.265</text:p>
          </table:table-cell>
          <table:table-cell table:number-columns-repeated="2" office:value-type="float" office:value="0.285">
            <text:p>0.285</text:p>
          </table:table-cell>
          <table:table-cell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265">
            <text:p>0.265</text:p>
          </table:table-cell>
          <table:table-cell office:value-type="float" office:value="0.2625">
            <text:p>0.2625</text:p>
          </table:table-cell>
          <table:table-cell table:style-name="ce6" office:value-type="float" office:value="0.2575">
            <text:p>0.2575</text:p>
          </table:table-cell>
          <table:table-cell table:number-columns-repeated="3"/>
          <table:table-cell office:value-type="float" office:value="0.3375">
            <text:p>0.3375</text:p>
          </table:table-cell>
          <table:table-cell office:value-type="float" office:value="0.2675">
            <text:p>0.2675</text:p>
          </table:table-cell>
          <table:table-cell office:value-type="float" office:value="0.265">
            <text:p>0.265</text:p>
          </table:table-cell>
          <table:table-cell table:number-columns-repeated="2" office:value-type="float" office:value="0.26">
            <text:p>0.26</text:p>
          </table:table-cell>
          <table:table-cell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205">
            <text:p>0.205</text:p>
          </table:table-cell>
          <table:table-cell office:value-type="float" office:value="0.215">
            <text:p>0.215</text:p>
          </table:table-cell>
          <table:table-cell table:style-name="ce6" office:value-type="float" office:value="0.21">
            <text:p>0.21</text:p>
          </table:table-cell>
          <table:table-cell table:number-columns-repeated="3"/>
          <table:table-cell office:value-type="float" office:value="0.24">
            <text:p>0.24</text:p>
          </table:table-cell>
          <table:table-cell office:value-type="float" office:value="0.2125">
            <text:p>0.2125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.2275">
            <text:p>0.2275</text:p>
          </table:table-cell>
          <table:table-cell/>
        </table:table-row>
        <table:table-row table:style-name="ro2">
          <table:table-cell table:style-name="ce2" office:value-type="string">
            <text:p>small on kitchen:</text:p>
          </table:table-cell>
          <table:table-cell table:style-name="ce6" office:value-type="float" office:value="0.185">
            <text:p>0.185</text:p>
          </table:table-cell>
          <table:table-cell office:value-type="float" office:value="0.1875">
            <text:p>0.1875</text:p>
          </table:table-cell>
          <table:table-cell office:value-type="float" office:value="0.21">
            <text:p>0.21</text:p>
          </table:table-cell>
          <table:table-cell table:number-columns-repeated="3"/>
          <table:table-cell office:value-type="float" office:value="0.2425">
            <text:p>0.2425</text:p>
          </table:table-cell>
          <table:table-cell table:style-name="ce6" office:value-type="float" office:value="0.185">
            <text:p>0.185</text:p>
          </table:table-cell>
          <table:table-cell office:value-type="float" office:value="0.205">
            <text:p>0.205</text:p>
          </table:table-cell>
          <table:table-cell table:number-columns-repeated="2" office:value-type="float" office:value="0.1925">
            <text:p>0.1925</text:p>
          </table:table-cell>
          <table:table-cell/>
        </table:table-row>
        <table:table-row table:style-name="ro2">
          <table:table-cell table:style-name="ce2" office:value-type="string">
            <text:p>small on cat:</text:p>
          </table:table-cell>
          <table:table-cell table:style-name="ce6" office:value-type="float" office:value="0.22875">
            <text:p>0.22875</text:p>
          </table:table-cell>
          <table:table-cell office:value-type="float" office:value="0.2375">
            <text:p>0.2375</text:p>
          </table:table-cell>
          <table:table-cell office:value-type="float" office:value="0.244375">
            <text:p>0.244375</text:p>
          </table:table-cell>
          <table:table-cell table:number-columns-repeated="3"/>
          <table:table-cell office:value-type="float" office:value="0.2875">
            <text:p>0.2875</text:p>
          </table:table-cell>
          <table:table-cell office:value-type="float" office:value="0.234375">
            <text:p>0.234375</text:p>
          </table:table-cell>
          <table:table-cell table:number-columns-repeated="3" office:value-type="float" office:value="0.24125">
            <text:p>0.24125</text:p>
          </table:table-cell>
          <table:table-cell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top k: 2000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85">
            <text:p>0.285</text:p>
          </table:table-cell>
          <table:table-cell table:number-columns-repeated="3"/>
          <table:table-cell office:value-type="float" office:value="0.2575">
            <text:p>0.2575</text:p>
          </table:table-cell>
          <table:table-cell table:style-name="ce6" office:value-type="float" office:value="0.255">
            <text:p>0.255</text:p>
          </table:table-cell>
          <table:table-cell office:value-type="float" office:value="0.2675">
            <text:p>0.2675</text:p>
          </table:table-cell>
          <table:table-cell table:number-columns-repeated="2" office:value-type="float" office:value="0.2725">
            <text:p>0.2725</text:p>
          </table:table-cell>
          <table:table-cell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2775">
            <text:p>0.2775</text:p>
          </table:table-cell>
          <table:table-cell office:value-type="float" office:value="0.265">
            <text:p>0.265</text:p>
          </table:table-cell>
          <table:table-cell office:value-type="float" office:value="0.2575">
            <text:p>0.2575</text:p>
          </table:table-cell>
          <table:table-cell table:number-columns-repeated="3"/>
          <table:table-cell table:style-name="ce6" office:value-type="float" office:value="0.2425">
            <text:p>0.2425</text:p>
          </table:table-cell>
          <table:table-cell office:value-type="float" office:value="0.2675">
            <text:p>0.2675</text:p>
          </table:table-cell>
          <table:table-cell office:value-type="float" office:value="0.2775">
            <text:p>0.2775</text:p>
          </table:table-cell>
          <table:table-cell table:number-columns-repeated="2" office:value-type="float" office:value="0.2675">
            <text:p>0.2675</text:p>
          </table:table-cell>
          <table:table-cell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2125">
            <text:p>0.2125</text:p>
          </table:table-cell>
          <table:table-cell office:value-type="float" office:value="0.21">
            <text:p>0.21</text:p>
          </table:table-cell>
          <table:table-cell office:value-type="float" office:value="0.215">
            <text:p>0.215</text:p>
          </table:table-cell>
          <table:table-cell table:number-columns-repeated="3"/>
          <table:table-cell office:value-type="float" office:value="0.2175">
            <text:p>0.2175</text:p>
          </table:table-cell>
          <table:table-cell office:value-type="float" office:value="0.2325">
            <text:p>0.2325</text:p>
          </table:table-cell>
          <table:table-cell table:style-name="ce6" office:value-type="float" office:value="0.2025">
            <text:p>0.2025</text:p>
          </table:table-cell>
          <table:table-cell table:number-columns-repeated="2" office:value-type="float" office:value="0.215">
            <text:p>0.215</text:p>
          </table:table-cell>
          <table:table-cell/>
        </table:table-row>
        <table:table-row table:style-name="ro2">
          <table:table-cell table:style-name="ce2" office:value-type="string">
            <text:p>small on kitchen:</text:p>
          </table:table-cell>
          <table:table-cell office:value-type="float" office:value="0.1825">
            <text:p>0.1825</text:p>
          </table:table-cell>
          <table:table-cell office:value-type="float" office:value="0.19">
            <text:p>0.19</text:p>
          </table:table-cell>
          <table:table-cell office:value-type="float" office:value="0.1925">
            <text:p>0.1925</text:p>
          </table:table-cell>
          <table:table-cell table:number-columns-repeated="3"/>
          <table:table-cell office:value-type="float" office:value="0.175">
            <text:p>0.175</text:p>
          </table:table-cell>
          <table:table-cell office:value-type="float" office:value="0.1825">
            <text:p>0.1825</text:p>
          </table:table-cell>
          <table:table-cell office:value-type="float" office:value="0.2075">
            <text:p>0.2075</text:p>
          </table:table-cell>
          <table:table-cell table:number-columns-repeated="2" table:style-name="ce6" office:value-type="float" office:value="0.165">
            <text:p>0.165</text:p>
          </table:table-cell>
          <table:table-cell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238125">
            <text:p>0.238125</text:p>
          </table:table-cell>
          <table:table-cell table:number-columns-repeated="2" office:value-type="float" office:value="0.2375">
            <text:p>0.2375</text:p>
          </table:table-cell>
          <table:table-cell table:number-columns-repeated="3"/>
          <table:table-cell table:style-name="ce6" office:value-type="float" office:value="0.223125">
            <text:p>0.223125</text:p>
          </table:table-cell>
          <table:table-cell office:value-type="float" office:value="0.234375">
            <text:p>0.234375</text:p>
          </table:table-cell>
          <table:table-cell office:value-type="float" office:value="0.23875">
            <text:p>0.23875</text:p>
          </table:table-cell>
          <table:table-cell table:number-columns-repeated="2" office:value-type="float" office:value="0.23">
            <text:p>0.23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top k: 5000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265">
            <text:p>0.265</text:p>
          </table:table-cell>
          <table:table-cell office:value-type="float" office:value="0.29">
            <text:p>0.29</text:p>
          </table:table-cell>
          <table:table-cell office:value-type="float" office:value="0.275">
            <text:p>0.275</text:p>
          </table:table-cell>
          <table:table-cell table:number-columns-repeated="3"/>
          <table:table-cell table:style-name="ce6" office:value-type="float" office:value="0.255">
            <text:p>0.255</text:p>
          </table:table-cell>
          <table:table-cell office:value-type="float" office:value="0.2575">
            <text:p>0.2575</text:p>
          </table:table-cell>
          <table:table-cell office:value-type="float" office:value="0.2625">
            <text:p>0.2625</text:p>
          </table:table-cell>
          <table:table-cell table:number-columns-repeated="2" table:style-name="ce6" office:value-type="float" office:value="0.255">
            <text:p>0.255</text:p>
          </table:table-cell>
          <table:table-cell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2725">
            <text:p>0.2725</text:p>
          </table:table-cell>
          <table:table-cell office:value-type="float" office:value="0.2575">
            <text:p>0.2575</text:p>
          </table:table-cell>
          <table:table-cell office:value-type="float" office:value="0.2775">
            <text:p>0.2775</text:p>
          </table:table-cell>
          <table:table-cell table:number-columns-repeated="3"/>
          <table:table-cell office:value-type="float" office:value="0.27">
            <text:p>0.27</text:p>
          </table:table-cell>
          <table:table-cell office:value-type="float" office:value="0.2625">
            <text:p>0.2625</text:p>
          </table:table-cell>
          <table:table-cell table:style-name="ce6" office:value-type="float" office:value="0.255">
            <text:p>0.255</text:p>
          </table:table-cell>
          <table:table-cell table:number-columns-repeated="2" office:value-type="float" office:value="0.26">
            <text:p>0.26</text:p>
          </table:table-cell>
          <table:table-cell/>
        </table:table-row>
        <table:table-row table:style-name="ro2">
          <table:table-cell table:style-name="ce2" office:value-type="string">
            <text:p>small on electronics:</text:p>
          </table:table-cell>
          <table:table-cell table:style-name="ce6" office:value-type="float" office:value="0.205">
            <text:p>0.205</text:p>
          </table:table-cell>
          <table:table-cell table:number-columns-repeated="2" office:value-type="float" office:value="0.2325">
            <text:p>0.2325</text:p>
          </table:table-cell>
          <table:table-cell table:number-columns-repeated="3"/>
          <table:table-cell office:value-type="float" office:value="0.2075">
            <text:p>0.2075</text:p>
          </table:table-cell>
          <table:table-cell office:value-type="float" office:value="0.21">
            <text:p>0.21</text:p>
          </table:table-cell>
          <table:table-cell office:value-type="float" office:value="0.215">
            <text:p>0.215</text:p>
          </table:table-cell>
          <table:table-cell table:number-columns-repeated="2" office:value-type="float" office:value="0.2225">
            <text:p>0.2225</text:p>
          </table:table-cell>
          <table:table-cell/>
        </table:table-row>
        <table:table-row table:style-name="ro2">
          <table:table-cell table:style-name="ce2" office:value-type="string">
            <text:p>small on kitchen:</text:p>
          </table:table-cell>
          <table:table-cell table:style-name="ce6" office:value-type="float" office:value="0.155">
            <text:p>0.155</text:p>
          </table:table-cell>
          <table:table-cell office:value-type="float" office:value="0.1875">
            <text:p>0.1875</text:p>
          </table:table-cell>
          <table:table-cell office:value-type="float" office:value="0.1725">
            <text:p>0.1725</text:p>
          </table:table-cell>
          <table:table-cell table:number-columns-repeated="3"/>
          <table:table-cell office:value-type="float" office:value="0.1625">
            <text:p>0.1625</text:p>
          </table:table-cell>
          <table:table-cell office:value-type="float" office:value="0.175">
            <text:p>0.175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2025">
            <text:p>0.2025</text:p>
          </table:table-cell>
          <table:table-cell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224375">
            <text:p>0.224375</text:p>
          </table:table-cell>
          <table:table-cell office:value-type="float" office:value="0.241875">
            <text:p>0.241875</text:p>
          </table:table-cell>
          <table:table-cell office:value-type="float" office:value="0.239375">
            <text:p>0.239375</text:p>
          </table:table-cell>
          <table:table-cell table:number-columns-repeated="3"/>
          <table:table-cell table:style-name="ce6" office:value-type="float" office:value="0.22375">
            <text:p>0.22375</text:p>
          </table:table-cell>
          <table:table-cell office:value-type="float" office:value="0.22625">
            <text:p>0.22625</text:p>
          </table:table-cell>
          <table:table-cell office:value-type="float" office:value="0.228125">
            <text:p>0.228125</text:p>
          </table:table-cell>
          <table:table-cell table:number-columns-repeated="2" office:value-type="float" office:value="0.235">
            <text:p>0.235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top k: 10000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27">
            <text:p>0.27</text:p>
          </table:table-cell>
          <table:table-cell office:value-type="float" office:value="0.2725">
            <text:p>0.2725</text:p>
          </table:table-cell>
          <table:table-cell office:value-type="float" office:value="0.29">
            <text:p>0.29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2925">
            <text:p>0.2925</text:p>
          </table:table-cell>
          <table:table-cell office:value-type="float" office:value="0.26">
            <text:p>0.26</text:p>
          </table:table-cell>
          <table:table-cell table:number-columns-repeated="2" table:style-name="ce6" office:value-type="float" office:value="0.2525">
            <text:p>0.2525</text:p>
          </table:table-cell>
          <table:table-cell/>
        </table:table-row>
        <table:table-row table:style-name="ro3">
          <table:table-cell table:style-name="ce2" office:value-type="string">
            <text:p>small on dvd:</text:p>
          </table:table-cell>
          <table:table-cell table:style-name="ce6" office:value-type="float" office:value="0.2475">
            <text:p>0.2475</text:p>
          </table:table-cell>
          <table:table-cell office:value-type="float" office:value="0.2775">
            <text:p>0.2775</text:p>
          </table:table-cell>
          <table:table-cell office:value-type="float" office:value="0.285">
            <text:p>0.285</text:p>
          </table:table-cell>
          <table:table-cell table:number-columns-repeated="3"/>
          <table:table-cell table:style-name="ce6" office:value-type="float" office:value="0.2475">
            <text:p>0.2475</text:p>
          </table:table-cell>
          <table:table-cell office:value-type="float" office:value="0.27">
            <text:p>0.27</text:p>
          </table:table-cell>
          <table:table-cell office:value-type="float" office:value="0.2575">
            <text:p>0.2575</text:p>
          </table:table-cell>
          <table:table-cell table:number-columns-repeated="2" office:value-type="float" office:value="0.255">
            <text:p>0.255</text:p>
          </table:table-cell>
          <table:table-cell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215">
            <text:p>0.215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table:number-columns-repeated="3"/>
          <table:table-cell office:value-type="float" office:value="0.23">
            <text:p>0.23</text:p>
          </table:table-cell>
          <table:table-cell office:value-type="float" office:value="0.2375">
            <text:p>0.2375</text:p>
          </table:table-cell>
          <table:table-cell table:style-name="ce6" office:value-type="float" office:value="0.2">
            <text:p>0.2</text:p>
          </table:table-cell>
          <table:table-cell table:number-columns-repeated="2" office:value-type="float" office:value="0.2225">
            <text:p>0.2225</text:p>
          </table:table-cell>
          <table:table-cell/>
        </table:table-row>
        <table:table-row table:style-name="ro2">
          <table:table-cell table:style-name="ce2" office:value-type="string">
            <text:p>small on kitchen:</text:p>
          </table:table-cell>
          <table:table-cell office:value-type="float" office:value="0.1875">
            <text:p>0.1875</text:p>
          </table:table-cell>
          <table:table-cell table:number-columns-repeated="2" office:value-type="float" office:value="0.1825">
            <text:p>0.1825</text:p>
          </table:table-cell>
          <table:table-cell table:number-columns-repeated="3"/>
          <table:table-cell office:value-type="float" office:value="0.195">
            <text:p>0.195</text:p>
          </table:table-cell>
          <table:table-cell office:value-type="float" office:value="0.175">
            <text:p>0.175</text:p>
          </table:table-cell>
          <table:table-cell table:style-name="ce6" office:value-type="float" office:value="0.1575">
            <text:p>0.1575</text:p>
          </table:table-cell>
          <table:table-cell table:number-columns-repeated="2" office:value-type="float" office:value="0.1725">
            <text:p>0.1725</text:p>
          </table:table-cell>
          <table:table-cell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23">
            <text:p>0.23</text:p>
          </table:table-cell>
          <table:table-cell office:value-type="float" office:value="0.243125">
            <text:p>0.243125</text:p>
          </table:table-cell>
          <table:table-cell office:value-type="float" office:value="0.244375">
            <text:p>0.244375</text:p>
          </table:table-cell>
          <table:table-cell table:number-columns-repeated="3"/>
          <table:table-cell office:value-type="float" office:value="0.236875">
            <text:p>0.236875</text:p>
          </table:table-cell>
          <table:table-cell office:value-type="float" office:value="0.24375">
            <text:p>0.24375</text:p>
          </table:table-cell>
          <table:table-cell table:style-name="ce6" office:value-type="float" office:value="0.21875">
            <text:p>0.21875</text:p>
          </table:table-cell>
          <table:table-cell table:number-columns-repeated="2" office:value-type="float" office:value="0.225625">
            <text:p>0.225625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top k: 50000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245">
            <text:p>0.245</text:p>
          </table:table-cell>
          <table:table-cell office:value-type="float" office:value="0.2575">
            <text:p>0.2575</text:p>
          </table:table-cell>
          <table:table-cell office:value-type="float" office:value="0.2775">
            <text:p>0.2775</text:p>
          </table:table-cell>
          <table:table-cell table:number-columns-repeated="3"/>
          <table:table-cell office:value-type="float" office:value="0.2575">
            <text:p>0.2575</text:p>
          </table:table-cell>
          <table:table-cell table:style-name="ce6" office:value-type="float" office:value="0.2325">
            <text:p>0.23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65">
            <text:p>0.265</text:p>
          </table:table-cell>
          <table:table-cell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2625">
            <text:p>0.2625</text:p>
          </table:table-cell>
          <table:table-cell office:value-type="float" office:value="0.2675">
            <text:p>0.2675</text:p>
          </table:table-cell>
          <table:table-cell office:value-type="float" office:value="0.275">
            <text:p>0.275</text:p>
          </table:table-cell>
          <table:table-cell table:number-columns-repeated="3"/>
          <table:table-cell office:value-type="float" office:value="0.26">
            <text:p>0.26</text:p>
          </table:table-cell>
          <table:table-cell office:value-type="float" office:value="0.2725">
            <text:p>0.2725</text:p>
          </table:table-cell>
          <table:table-cell table:style-name="ce6" office:value-type="float" office:value="0.2475">
            <text:p>0.2475</text:p>
          </table:table-cell>
          <table:table-cell table:number-columns-repeated="2" office:value-type="float" office:value="0.2625">
            <text:p>0.2625</text:p>
          </table:table-cell>
          <table:table-cell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22">
            <text:p>0.22</text:p>
          </table:table-cell>
          <table:table-cell office:value-type="float" office:value="0.225">
            <text:p>0.225</text:p>
          </table:table-cell>
          <table:table-cell office:value-type="float" office:value="0.23">
            <text:p>0.23</text:p>
          </table:table-cell>
          <table:table-cell table:number-columns-repeated="3"/>
          <table:table-cell office:value-type="float" office:value="0.215">
            <text:p>0.215</text:p>
          </table:table-cell>
          <table:table-cell table:style-name="ce6" office:value-type="float" office:value="0.2125">
            <text:p>0.2125</text:p>
          </table:table-cell>
          <table:table-cell office:value-type="float" office:value="0.2275">
            <text:p>0.2275</text:p>
          </table:table-cell>
          <table:table-cell table:number-columns-repeated="2" office:value-type="float" office:value="0.2225">
            <text:p>0.2225</text:p>
          </table:table-cell>
          <table:table-cell/>
        </table:table-row>
        <table:table-row table:style-name="ro2">
          <table:table-cell table:style-name="ce2" office:value-type="string">
            <text:p>small on kitchen:</text:p>
          </table:table-cell>
          <table:table-cell office:value-type="float" office:value="0.175">
            <text:p>0.175</text:p>
          </table:table-cell>
          <table:table-cell office:value-type="float" office:value="0.1725">
            <text:p>0.1725</text:p>
          </table:table-cell>
          <table:table-cell office:value-type="float" office:value="0.1825">
            <text:p>0.1825</text:p>
          </table:table-cell>
          <table:table-cell table:number-columns-repeated="3"/>
          <table:table-cell table:number-columns-repeated="2" office:value-type="float" office:value="0.18">
            <text:p>0.18</text:p>
          </table:table-cell>
          <table:table-cell office:value-type="float" office:value="0.175">
            <text:p>0.175</text:p>
          </table:table-cell>
          <table:table-cell table:number-columns-repeated="2" table:style-name="ce6" office:value-type="float" office:value="0.165">
            <text:p>0.165</text:p>
          </table:table-cell>
          <table:table-cell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225625">
            <text:p>0.225625</text:p>
          </table:table-cell>
          <table:table-cell office:value-type="float" office:value="0.230625">
            <text:p>0.230625</text:p>
          </table:table-cell>
          <table:table-cell office:value-type="float" office:value="0.24125">
            <text:p>0.24125</text:p>
          </table:table-cell>
          <table:table-cell table:number-columns-repeated="3"/>
          <table:table-cell office:value-type="float" office:value="0.228125">
            <text:p>0.228125</text:p>
          </table:table-cell>
          <table:table-cell table:style-name="ce6" office:value-type="float" office:value="0.224375">
            <text:p>0.224375</text:p>
          </table:table-cell>
          <table:table-cell office:value-type="float" office:value="0.225">
            <text:p>0.225</text:p>
          </table:table-cell>
          <table:table-cell table:number-columns-repeated="2" office:value-type="float" office:value="0.22875">
            <text:p>0.22875</text:p>
          </table:table-cell>
          <table:table-cell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1" office:value-type="string">
            <text:p>30 epochs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top k: 10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 office:value-type="string">
            <text:p>learning rate:</text:p>
          </table:table-cell>
          <table:table-cell table:number-columns-repeated="12"/>
        </table:table-row>
        <table:table-row table:style-name="ro2">
          <table:table-cell table:style-name="ce2"/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books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3">
          <table:table-cell table:style-name="ce2" office:value-type="string">
            <text:p>small on dvd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electronics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kitchen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cat:</text:p>
          </table:table-cell>
          <table:table-cell table:number-columns-repeated="12"/>
        </table:table-row>
        <table:table-row table:style-name="ro2">
          <table:table-cell table:style-name="ce2"/>
          <table:table-cell table:number-columns-repeated="12"/>
        </table:table-row>
        <table:table-row table:style-name="ro3">
          <table:table-cell table:style-name="ce2" office:value-type="string">
            <text:p>top k: 100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 office:value-type="string">
            <text:p>learning rate:</text:p>
          </table:table-cell>
          <table:table-cell table:number-columns-repeated="12"/>
        </table:table-row>
        <table:table-row table:style-name="ro2">
          <table:table-cell table:style-name="ce2"/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books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3">
          <table:table-cell table:style-name="ce2" office:value-type="string">
            <text:p>small on dvd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electronics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kitchen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cat:</text:p>
          </table:table-cell>
          <table:table-cell table:number-columns-repeated="12"/>
        </table:table-row>
        <table:table-row table:style-name="ro2">
          <table:table-cell table:style-name="ce2"/>
          <table:table-cell table:number-columns-repeated="12"/>
        </table:table-row>
        <table:table-row table:style-name="ro3">
          <table:table-cell table:style-name="ce2" office:value-type="string">
            <text:p>top k: 1000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2">
          <table:table-cell table:style-name="ce2" office:value-type="string">
            <text:p>learning rate:</text:p>
          </table:table-cell>
          <table:table-cell table:number-columns-repeated="12"/>
        </table:table-row>
        <table:table-row table:style-name="ro2">
          <table:table-cell table:style-name="ce2"/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books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3">
          <table:table-cell table:style-name="ce2" office:value-type="string">
            <text:p>small on dvd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electronics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kitchen: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small on cat:</text:p>
          </table:table-cell>
          <table:table-cell table:number-columns-repeated="12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2" office:value-type="string">
            <text:p>average; k = 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0">
            <text:p>30</text:p>
          </table:table-cell>
          <table:table-cell table:number-columns-repeated="9"/>
        </table:table-row>
        <table:table-row table:style-name="ro2">
          <table:table-cell table:style-name="ce2" office:value-type="string">
            <text:p>epochs</text:p>
          </table:table-cell>
          <table:table-cell table:number-columns-repeated="12"/>
        </table:table-row>
        <table:table-row table:style-name="ro2">
          <table:table-cell table:style-name="ce3" office:value-type="string">
            <text:p>exp</text:p>
          </table:table-cell>
          <table:table-cell table:number-columns-repeated="12"/>
        </table:table-row>
        <table:table-row table:style-name="ro3">
          <table:table-cell table:style-name="ce3" office:value-type="string">
            <text:p>dec</text:p>
          </table:table-cell>
          <table:table-cell table:style-name="ce7" table:number-columns-repeated="3"/>
          <table:table-cell table:number-columns-repeated="9"/>
        </table:table-row>
        <table:table-row table:style-name="ro2">
          <table:table-cell table:style-name="ce3" office:value-type="string">
            <text:p>1divt</text:p>
          </table:table-cell>
          <table:table-cell table:number-columns-repeated="12"/>
        </table:table-row>
        <table:table-row table:style-name="ro2">
          <table:table-cell table:style-name="ce3" office:value-type="float" office:value="-6">
            <text:p>-6</text:p>
          </table:table-cell>
          <table:table-cell table:number-columns-repeated="12"/>
        </table:table-row>
        <table:table-row table:style-name="ro2">
          <table:table-cell table:style-name="ce3" office:value-type="float" office:value="-5">
            <text:p>-5</text:p>
          </table:table-cell>
          <table:table-cell table:number-columns-repeated="12"/>
        </table:table-row>
        <table:table-row table:style-name="ro2">
          <table:table-cell table:style-name="ce3" office:value-type="float" office:value="-4">
            <text:p>-4</text:p>
          </table:table-cell>
          <table:table-cell table:number-columns-repeated="12"/>
        </table:table-row>
        <table:table-row table:style-name="ro2">
          <table:table-cell table:style-name="ce3" office:value-type="float" office:value="-3">
            <text:p>-3</text:p>
          </table:table-cell>
          <table:table-cell table:number-columns-repeated="12"/>
        </table:table-row>
        <table:table-row table:style-name="ro2">
          <table:table-cell table:style-name="ce3" office:value-type="float" office:value="-2">
            <text:p>-2</text:p>
          </table:table-cell>
          <table:table-cell table:number-columns-repeated="12"/>
        </table:table-row>
        <table:table-row table:style-name="ro2">
          <table:table-cell table:style-name="ce3" office:value-type="float" office:value="-1">
            <text:p>-1</text:p>
          </table:table-cell>
          <table:table-cell table:number-columns-repeated="12"/>
        </table:table-row>
        <table:table-row table:style-name="ro2">
          <table:table-cell table:style-name="ce3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style-name="ce3" office:value-type="float" office:value="1">
            <text:p>1</text:p>
          </table:table-cell>
          <table:table-cell table:number-columns-repeated="12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2" office:value-type="string">
            <text:p>average; k = 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0">
            <text:p>30</text:p>
          </table:table-cell>
          <table:table-cell table:number-columns-repeated="9"/>
        </table:table-row>
        <table:table-row table:style-name="ro2">
          <table:table-cell table:style-name="ce2" office:value-type="string">
            <text:p>epochs</text:p>
          </table:table-cell>
          <table:table-cell table:number-columns-repeated="12"/>
        </table:table-row>
        <table:table-row table:style-name="ro2">
          <table:table-cell table:style-name="ce3" office:value-type="string">
            <text:p>exp</text:p>
          </table:table-cell>
          <table:table-cell table:number-columns-repeated="12"/>
        </table:table-row>
        <table:table-row table:style-name="ro3">
          <table:table-cell table:style-name="ce3" office:value-type="string">
            <text:p>dec</text:p>
          </table:table-cell>
          <table:table-cell table:style-name="ce7" table:number-columns-repeated="3"/>
          <table:table-cell table:number-columns-repeated="9"/>
        </table:table-row>
        <table:table-row table:style-name="ro2">
          <table:table-cell table:style-name="ce3" office:value-type="string">
            <text:p>1divt</text:p>
          </table:table-cell>
          <table:table-cell table:number-columns-repeated="12"/>
        </table:table-row>
        <table:table-row table:style-name="ro2">
          <table:table-cell table:style-name="ce3" office:value-type="float" office:value="-6">
            <text:p>-6</text:p>
          </table:table-cell>
          <table:table-cell table:number-columns-repeated="12"/>
        </table:table-row>
        <table:table-row table:style-name="ro2">
          <table:table-cell table:style-name="ce3" office:value-type="float" office:value="-5">
            <text:p>-5</text:p>
          </table:table-cell>
          <table:table-cell table:number-columns-repeated="12"/>
        </table:table-row>
        <table:table-row table:style-name="ro2">
          <table:table-cell table:style-name="ce3" office:value-type="float" office:value="-4">
            <text:p>-4</text:p>
          </table:table-cell>
          <table:table-cell table:number-columns-repeated="12"/>
        </table:table-row>
        <table:table-row table:style-name="ro2">
          <table:table-cell table:style-name="ce3" office:value-type="float" office:value="-3">
            <text:p>-3</text:p>
          </table:table-cell>
          <table:table-cell table:number-columns-repeated="12"/>
        </table:table-row>
        <table:table-row table:style-name="ro2">
          <table:table-cell table:style-name="ce3" office:value-type="float" office:value="-2">
            <text:p>-2</text:p>
          </table:table-cell>
          <table:table-cell table:number-columns-repeated="12"/>
        </table:table-row>
        <table:table-row table:style-name="ro2">
          <table:table-cell table:style-name="ce3" office:value-type="float" office:value="-1">
            <text:p>-1</text:p>
          </table:table-cell>
          <table:table-cell table:number-columns-repeated="12"/>
        </table:table-row>
        <table:table-row table:style-name="ro2">
          <table:table-cell table:style-name="ce3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style-name="ce3" office:value-type="float" office:value="1">
            <text:p>1</text:p>
          </table:table-cell>
          <table:table-cell table:number-columns-repeated="12"/>
        </table:table-row>
        <table:table-row table:style-name="ro2" table:number-rows-repeated="5">
          <table:table-cell table:number-columns-repeated="13"/>
        </table:table-row>
        <table:table-row table:style-name="ro2">
          <table:table-cell table:style-name="ce2" office:value-type="string">
            <text:p>average; k = 10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0">
            <text:p>30</text:p>
          </table:table-cell>
          <table:table-cell table:number-columns-repeated="9"/>
        </table:table-row>
        <table:table-row table:style-name="ro2">
          <table:table-cell table:style-name="ce2" office:value-type="string">
            <text:p>epochs</text:p>
          </table:table-cell>
          <table:table-cell table:number-columns-repeated="12"/>
        </table:table-row>
        <table:table-row table:style-name="ro2">
          <table:table-cell table:style-name="ce3" office:value-type="string">
            <text:p>exp</text:p>
          </table:table-cell>
          <table:table-cell table:number-columns-repeated="12"/>
        </table:table-row>
        <table:table-row table:style-name="ro3">
          <table:table-cell table:style-name="ce3" office:value-type="string">
            <text:p>dec</text:p>
          </table:table-cell>
          <table:table-cell table:style-name="ce7" table:number-columns-repeated="3"/>
          <table:table-cell table:number-columns-repeated="9"/>
        </table:table-row>
        <table:table-row table:style-name="ro2">
          <table:table-cell table:style-name="ce3" office:value-type="string">
            <text:p>1divt</text:p>
          </table:table-cell>
          <table:table-cell table:number-columns-repeated="12"/>
        </table:table-row>
        <table:table-row table:style-name="ro2">
          <table:table-cell table:style-name="ce3" office:value-type="float" office:value="-6">
            <text:p>-6</text:p>
          </table:table-cell>
          <table:table-cell table:number-columns-repeated="12"/>
        </table:table-row>
        <table:table-row table:style-name="ro2">
          <table:table-cell table:style-name="ce3" office:value-type="float" office:value="-5">
            <text:p>-5</text:p>
          </table:table-cell>
          <table:table-cell table:number-columns-repeated="12"/>
        </table:table-row>
        <table:table-row table:style-name="ro2">
          <table:table-cell table:style-name="ce3" office:value-type="float" office:value="-4">
            <text:p>-4</text:p>
          </table:table-cell>
          <table:table-cell table:number-columns-repeated="12"/>
        </table:table-row>
        <table:table-row table:style-name="ro2">
          <table:table-cell table:style-name="ce3" office:value-type="float" office:value="-3">
            <text:p>-3</text:p>
          </table:table-cell>
          <table:table-cell table:number-columns-repeated="12"/>
        </table:table-row>
        <table:table-row table:style-name="ro2">
          <table:table-cell table:style-name="ce3" office:value-type="float" office:value="-2">
            <text:p>-2</text:p>
          </table:table-cell>
          <table:table-cell table:number-columns-repeated="12"/>
        </table:table-row>
        <table:table-row table:style-name="ro2">
          <table:table-cell table:style-name="ce3" office:value-type="float" office:value="-1">
            <text:p>-1</text:p>
          </table:table-cell>
          <table:table-cell table:number-columns-repeated="12"/>
        </table:table-row>
        <table:table-row table:style-name="ro2">
          <table:table-cell table:style-name="ce3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style-name="ce3" office:value-type="float" office:value="1">
            <text:p>1</text:p>
          </table:table-cell>
          <table:table-cell table:number-columns-repeated="12"/>
        </table:table-row>
        <table:table-row table:style-name="ro2" table:number-rows-repeated="18">
          <table:table-cell table:number-columns-repeated="13"/>
        </table:table-row>
        <table:table-row table:style-name="ro2">
          <table:table-cell/>
          <table:table-cell table:style-name="ce2"/>
          <table:table-cell table:number-columns-repeated="11"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/>
          <table:table-cell table:style-name="ce4" table:number-columns-repeated="3"/>
          <table:table-cell table:style-name="ce7"/>
          <table:table-cell table:number-columns-repeated="8"/>
        </table:table-row>
        <table:table-row table:style-name="ro2" table:number-rows-repeated="6">
          <table:table-cell table:style-name="ce4"/>
          <table:table-cell table:style-name="ce7" table:number-columns-repeated="4"/>
          <table:table-cell table:number-columns-repeated="8"/>
        </table:table-row>
        <table:table-row table:style-name="ro2">
          <table:table-cell table:style-name="ce4"/>
          <table:table-cell table:number-columns-repeated="12"/>
        </table:table-row>
        <table:table-row table:style-name="ro2" table:number-rows-repeated="5">
          <table:table-cell table:style-name="ce2"/>
          <table:table-cell table:number-columns-repeated="12"/>
        </table:table-row>
        <table:table-row table:style-name="ro2" table:number-rows-repeated="104836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5108" number:language="de" number:country="DE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Kreutzer</meta:initial-creator>
    <meta:creation-date>2013-07-07T15:14:32</meta:creation-date>
    <dc:date>2013-07-07T15:46:48</dc:date>
    <dc:creator>Julia Kreutzer</dc:creator>
    <meta:editing-duration>PT29M7S</meta:editing-duration>
    <meta:editing-cycles>3</meta:editing-cycles>
    <meta:generator>LibreOffice/3.5$Linux_X86_64 LibreOffice_project/350m1$Build-2</meta:generator>
    <meta:document-statistic meta:table-count="3" meta:cell-count="5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1cm" svg:height="8.532cm" xlink:href=".." xlink:type="simple" chart:class="chart:bar" chart:style-name="ch1">
        <chart:title svg:x="3.57cm" svg:y="0.306cm" chart:style-name="ch2">
          <text:p>Average Results per Learning Rate; k = 10</text:p>
        </chart:title>
        <chart:legend chart:legend-position="end" svg:x="13.678cm" svg:y="3.481cm" style:legend-expansion="high" chart:style-name="ch3"/>
        <chart:plot-area chart:style-name="ch4" table:cell-range-address="Sheet1.A133:Sheet1.A143 Sheet1.B131:Sheet1.D142" chart:data-source-has-labels="both" svg:x="0.77cm" svg:y="1.621cm" svg:width="12.268cm" svg:height="6.321cm">
          <chartooo:coordinate-region svg:x="1.444cm" svg:y="1.817cm" svg:width="11.594cm" svg:height="5.096cm"/>
          <chart:axis chart:dimension="x" chart:name="primary-x" chart:style-name="ch5" chartooo:axis-type="auto">
            <chartooo:date-scale/>
            <chart:categories table:cell-range-address="Sheet1.A133:Sheet1.A1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2:Sheet1.B142" chart:label-cell-address="Sheet1.B131:Sheet1.B131" chart:class="chart:bar">
            <chart:data-point chart:repeated="11"/>
          </chart:series>
          <chart:series chart:style-name="ch9" chart:values-cell-range-address="Sheet1.C132:Sheet1.C142" chart:label-cell-address="Sheet1.C131:Sheet1.C131" chart:class="chart:bar">
            <chart:data-point chart:repeated="11"/>
          </chart:series>
          <chart:series chart:style-name="ch10" chart:values-cell-range-address="Sheet1.D132:Sheet1.D142" chart:label-cell-address="Sheet1.D131:Sheet1.D13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31:Sheet1.B131</svg:desc>
                </draw:g>
              </table:table-cell>
              <table:table-cell office:value-type="string">
                <text:p>10</text:p>
                <draw:g>
                  <svg:desc>Sheet1.C131:Sheet1.C131</svg:desc>
                </draw:g>
              </table:table-cell>
              <table:table-cell office:value-type="string">
                <text:p>30</text:p>
                <draw:g>
                  <svg:desc>Sheet1.D131:Sheet1.D1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</text:p>
                <draw:g>
                  <svg:desc>Sheet1.A133:Sheet1.A143</svg:desc>
                </draw:g>
              </table:table-cell>
              <table:table-cell office:value-type="float" office:value="NaN">
                <text:p>NaN</text:p>
                <draw:g>
                  <svg:desc>Sheet1.B132:Sheet1.B142</svg:desc>
                </draw:g>
              </table:table-cell>
              <table:table-cell office:value-type="float" office:value="NaN">
                <text:p>NaN</text:p>
                <draw:g>
                  <svg:desc>Sheet1.C132:Sheet1.C142</svg:desc>
                </draw:g>
              </table:table-cell>
              <table:table-cell office:value-type="float" office:value="NaN">
                <text:p>NaN</text:p>
                <draw:g>
                  <svg:desc>Sheet1.D132:Sheet1.D142</svg:desc>
                </draw:g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iv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508cm" xlink:href=".." xlink:type="simple" chart:class="chart:bar" chart:style-name="ch1">
        <chart:title svg:x="3.436cm" svg:y="0.306cm" chart:style-name="ch2">
          <text:p>Average Results per Learning Rate; k = 100</text:p>
        </chart:title>
        <chart:legend chart:legend-position="end" svg:x="14.822cm" svg:y="3.469cm" style:legend-expansion="high" chart:style-name="ch3"/>
        <chart:plot-area chart:style-name="ch4" table:cell-range-address="Sheet1.A150:Sheet1.A160 Sheet1.B148:Sheet1.D159" chart:data-source-has-labels="both" svg:x="0.77cm" svg:y="1.621cm" svg:width="13.412cm" svg:height="6.297cm">
          <chartooo:coordinate-region svg:x="1.444cm" svg:y="1.816cm" svg:width="12.738cm" svg:height="5.463cm"/>
          <chart:axis chart:dimension="x" chart:name="primary-x" chart:style-name="ch5" chartooo:axis-type="auto">
            <chartooo:date-scale/>
            <chart:categories table:cell-range-address="Sheet1.A150:Sheet1.A1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49:Sheet1.B159" chart:label-cell-address="Sheet1.B148:Sheet1.B148" chart:class="chart:bar">
            <chart:data-point chart:repeated="11"/>
          </chart:series>
          <chart:series chart:style-name="ch9" chart:values-cell-range-address="Sheet1.C149:Sheet1.C159" chart:label-cell-address="Sheet1.C148:Sheet1.C148" chart:class="chart:bar">
            <chart:data-point chart:repeated="11"/>
          </chart:series>
          <chart:series chart:style-name="ch10" chart:values-cell-range-address="Sheet1.D149:Sheet1.D159" chart:label-cell-address="Sheet1.D148:Sheet1.D148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48:Sheet1.B148</svg:desc>
                </draw:g>
              </table:table-cell>
              <table:table-cell office:value-type="string">
                <text:p>10</text:p>
                <draw:g>
                  <svg:desc>Sheet1.C148:Sheet1.C148</svg:desc>
                </draw:g>
              </table:table-cell>
              <table:table-cell office:value-type="string">
                <text:p>30</text:p>
                <draw:g>
                  <svg:desc>Sheet1.D148:Sheet1.D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</text:p>
                <draw:g>
                  <svg:desc>Sheet1.A150:Sheet1.A160</svg:desc>
                </draw:g>
              </table:table-cell>
              <table:table-cell office:value-type="float" office:value="NaN">
                <text:p>NaN</text:p>
                <draw:g>
                  <svg:desc>Sheet1.B149:Sheet1.B159</svg:desc>
                </draw:g>
              </table:table-cell>
              <table:table-cell office:value-type="float" office:value="NaN">
                <text:p>NaN</text:p>
                <draw:g>
                  <svg:desc>Sheet1.C149:Sheet1.C159</svg:desc>
                </draw:g>
              </table:table-cell>
              <table:table-cell office:value-type="float" office:value="NaN">
                <text:p>NaN</text:p>
                <draw:g>
                  <svg:desc>Sheet1.D149:Sheet1.D159</svg:desc>
                </draw:g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iv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